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Bitstream Vera Sans" svg:font-family="'Bitstream Vera Sans'" style:font-adornments="Roman"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Fett" style:font-family-generic="swiss" style:font-pitch="variable"/>
    <style:font-face style:name="Bitstream Vera Sans2" svg:font-family="'Bitstream Vera Sans'" style:font-adornments="Roman"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8.301cm" table:align="margins" style:shadow="none"/>
    </style:style>
    <style:style style:name="Tabelle1.A" style:family="table-column">
      <style:table-column-properties style:column-width="3.175cm" style:rel-column-width="1800*"/>
    </style:style>
    <style:style style:name="Tabelle1.B" style:family="table-column">
      <style:table-column-properties style:column-width="2.351cm" style:rel-column-width="1333*"/>
    </style:style>
    <style:style style:name="Tabelle1.C" style:family="table-column">
      <style:table-column-properties style:column-width="2.775cm" style:rel-column-width="1573*"/>
    </style:style>
    <style:style style:name="Tabelle1.A1" style:family="table-cell">
      <style:table-cell-properties fo:padding="0.097cm" fo:border-left="none" fo:border-right="none" fo:border-top="none" fo:border-bottom="0.002cm solid #000000"/>
    </style:style>
    <style:style style:name="Tabelle1.B1" style:family="table-cell">
      <style:table-cell-properties fo:padding="0.097cm" fo:border-left="0.002cm solid #000000" fo:border-right="none" fo:border-top="none" fo:border-bottom="0.002cm solid #000000"/>
    </style:style>
    <style:style style:name="Tabelle1.B2" style:family="table-cell">
      <style:table-cell-properties fo:background-color="#333333" fo:padding="0.097cm" fo:border-left="0.002cm solid #000000" fo:border-right="none" fo:border-top="none" fo:border-bottom="0.002cm solid #000000">
        <style:background-image/>
      </style:table-cell-properties>
    </style:style>
    <style:style style:name="Tabelle1.B3" style:family="table-cell">
      <style:table-cell-properties fo:background-color="#513a75" fo:padding="0.097cm" fo:border-left="0.002cm solid #000000" fo:border-right="none" fo:border-top="none" fo:border-bottom="0.002cm solid #000000">
        <style:background-image/>
      </style:table-cell-properties>
    </style:style>
    <style:style style:name="Tabelle1.B4" style:family="table-cell">
      <style:table-cell-properties fo:background-color="#4700b8" fo:padding="0.097cm" fo:border-left="0.002cm solid #000000" fo:border-right="none" fo:border-top="none" fo:border-bottom="0.002cm solid #000000">
        <style:background-image/>
      </style:table-cell-properties>
    </style:style>
    <style:style style:name="Tabelle1.B5" style:family="table-cell">
      <style:table-cell-properties fo:background-color="#035a52" fo:padding="0.097cm" fo:border-left="0.002cm solid #000000" fo:border-right="none" fo:border-top="none" fo:border-bottom="0.002cm solid #000000">
        <style:background-image/>
      </style:table-cell-properties>
    </style:style>
    <style:style style:name="Tabelle1.B6" style:family="table-cell">
      <style:table-cell-properties fo:background-color="#f05a52" fo:padding="0.097cm" fo:border-left="0.002cm solid #000000" fo:border-right="none" fo:border-top="none" fo:border-bottom="0.002cm solid #000000">
        <style:background-image/>
      </style:table-cell-properties>
    </style:style>
    <style:style style:name="Tabelle1.B7" style:family="table-cell">
      <style:table-cell-properties fo:background-color="#f0c052" fo:padding="0.097cm" fo:border-left="0.002cm solid #000000" fo:border-right="none" fo:border-top="none" fo:border-bottom="0.002cm solid #000000">
        <style:background-image/>
      </style:table-cell-properties>
    </style:style>
    <style:style style:name="Tabelle1.B8" style:family="table-cell">
      <style:table-cell-properties fo:background-color="#e5e5e5" fo:padding="0.097cm" fo:border-left="0.002cm solid #000000" fo:border-right="none" fo:border-top="none" fo:border-bottom="0.002cm solid #000000">
        <style:background-image/>
      </style:table-cell-properties>
    </style:style>
    <style:style style:name="Tabelle1.B9" style:family="table-cell">
      <style:table-cell-properties fo:background-color="#7f7f7f" fo:padding="0.097cm" fo:border-left="0.002cm solid #000000" fo:border-right="none" fo:border-top="none" fo:border-bottom="0.002cm solid #000000">
        <style:background-image/>
      </style:table-cell-properties>
    </style:style>
    <style:style style:name="Tabelle1.A10" style:family="table-cell">
      <style:table-cell-properties fo:padding="0.097cm" fo:border-left="none" fo:border-right="none" fo:border-top="none" fo:border-bottom="0.002cm solid #333333"/>
    </style:style>
    <style:style style:name="Tabelle1.B10" style:family="table-cell">
      <style:table-cell-properties fo:background-color="#b2b2b2" fo:padding="0.097cm" fo:border-left="0.002cm solid #000000" fo:border-right="none" fo:border-top="none" fo:border-bottom="0.002cm solid #333333">
        <style:background-image/>
      </style:table-cell-properties>
    </style:style>
    <style:style style:name="Tabelle1.C10" style:family="table-cell">
      <style:table-cell-properties fo:padding="0.097cm" fo:border-left="0.002cm solid #000000" fo:border-right="none" fo:border-top="none" fo:border-bottom="0.002cm solid #333333"/>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text-properties fo:language="de" fo:country="DE"/>
    </style:style>
    <style:style style:name="P4" style:family="paragraph" style:parent-style-name="Standard">
      <style:text-properties fo:language="de" fo:country="DE" fo:font-weight="bold" style:font-weight-asian="bold" style:font-weight-complex="bold"/>
    </style:style>
    <style:style style:name="P5" style:family="paragraph" style:parent-style-name="Standard" style:list-style-name="L4">
      <style:text-properties fo:language="de" fo:country="DE"/>
    </style:style>
    <style:style style:name="P6" style:family="paragraph" style:parent-style-name="Standard">
      <style:paragraph-properties fo:text-align="end" style:justify-single-word="false"/>
      <style:text-properties fo:font-size="32pt" style:font-size-asian="32pt" style:font-size-complex="32pt"/>
    </style:style>
    <style:style style:name="P7" style:family="paragraph" style:parent-style-name="Standard" style:list-style-name="L4"/>
    <style:style style:name="P8" style:family="paragraph" style:parent-style-name="Standard">
      <style:paragraph-properties fo:text-align="center" style:justify-single-word="false" fo:break-before="page"/>
      <style:text-properties fo:font-size="14pt" fo:language="de" fo:country="DE" fo:background-color="#ffff00" style:font-size-asian="14pt" style:font-size-complex="14pt"/>
    </style:style>
    <style:style style:name="P9" style:family="paragraph" style:parent-style-name="Standard" style:master-page-name="Footnote">
      <style:paragraph-properties fo:text-align="end" style:justify-single-word="false" style:page-number="auto"/>
      <style:text-properties fo:font-size="32pt" style:font-size-asian="32pt" style:font-size-complex="32pt"/>
    </style:style>
    <style:style style:name="P10" style:family="paragraph" style:parent-style-name="Standard">
      <style:paragraph-properties fo:margin-left="5.763cm" fo:margin-right="0cm" fo:text-indent="0cm" style:auto-text-indent="false"/>
    </style:style>
    <style:style style:name="P11" style:family="paragraph" style:parent-style-name="Heading_20_2" style:master-page-name="Standard">
      <style:paragraph-properties style:page-number="auto"/>
    </style:style>
    <style:style style:name="P12" style:family="paragraph" style:parent-style-name="Text_20_body" style:list-style-name="L1"/>
    <style:style style:name="P13" style:family="paragraph" style:parent-style-name="Text_20_body">
      <style:text-properties fo:font-size="11pt" style:font-size-asian="11pt" style:font-size-complex="11pt"/>
    </style:style>
    <style:style style:name="P14" style:family="paragraph" style:parent-style-name="Text_20_body">
      <style:text-properties style:font-name="Bitstream Vera Sans1"/>
    </style:style>
    <style:style style:name="P15" style:family="paragraph" style:parent-style-name="Text_20_body" style:list-style-name="L5"/>
    <style:style style:name="P16" style:family="paragraph" style:parent-style-name="Footer">
      <style:paragraph-properties fo:text-align="start" style:justify-single-word="false"/>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style:text-underline-style="solid" style:text-underline-type="double" style:text-underline-width="auto" style:text-underline-color="font-color"/>
    </style:style>
    <style:style style:name="T5" style:family="text">
      <style:text-properties fo:language="de" fo:country="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Bitstream Vera Sans"/>
    </style:style>
    <style:style style:name="T8" style:family="text">
      <style:text-properties fo:color="#b2b2b2"/>
    </style:style>
    <style:style style:name="T9" style:family="text">
      <style:text-properties fo:color="#b2b2b2" style:font-name="Bitstream Vera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
      <text:p text:style-name="P6"/>
      <text:p text:style-name="P6"/>
      <text:p text:style-name="P6"/>
      <text:p text:style-name="P6"/>
      <text:p text:style-name="P6"/>
      <text:p text:style-name="P6"/>
      <text:p text:style-name="P6"/>
      <text:p text:style-name="P6">Branding Guidelines</text:p>
      <text:p text:style-name="Standard"/>
      <text:p text:style-name="P10">Branding guidelines for the basic usage of the siduction brand, including official media and artwork</text:p>
      <text:p text:style-name="P10"/>
      <text:p text:style-name="P10">October 2011</text:p>
      <text:p text:style-name="P8"><text:span text:style-name="T2">ACHTUNG</text:span> – Bitte diese Seite löschen wenn die grundsätzlichen Punkte geklärt sind</text:p>
      <text:p text:style-name="P3"/>
      <text:p text:style-name="P4">in eigener Sache</text:p>
      <text:p text:style-name="P3"/>
      <text:p text:style-name="P3">Dieses Dokument bitte zunächst nur dem kleinsten Kreis zugänglich machen, bis die wesentlichen Eckpunkte vom Inhalt abgestimmt sind. Eine vorab (Teil-)Veröffentlichung könnte den ein oder anderen “überfahren” bzw. (ungewollt) vor den Kopf stoßen oder aber Voreingenommenheit bzgl. der erlaubten und nicht erlaubten Sachen erzeugen. Dies bitte unbedingt vermeiden.</text:p>
      <text:p text:style-name="P3"/>
      <text:p text:style-name="Standard"><text:span text:style-name="T5">Dies umfasst sowohl die Textaussagen wie z.B.</text:span></text:p>
      <text:list xml:id="list1203536673" text:style-name="L4">
        <text:list-item>
          <text:p text:style-name="P7"><text:span text:style-name="T5">Zieldefinition</text:span></text:p>
        </text:list-item>
        <text:list-item>
          <text:p text:style-name="P5">was will erreicht werden</text:p>
        </text:list-item>
        <text:list-item>
          <text:p text:style-name="P7"><text:span text:style-name="T5">was ist erlaubt und was nicht </text:span></text:p>
        </text:list-item>
      </text:list>
      <text:p text:style-name="Standard"><text:span text:style-name="T5"/></text:p>
      <text:p text:style-name="Standard"><text:span text:style-name="T5">als auch die grafischen Element wie </text:span></text:p>
      <text:list xml:id="list539133769" text:continue-numbering="true" text:style-name="L4">
        <text:list-item>
          <text:p text:style-name="P7"><text:span text:style-name="T5">Logo</text:span></text:p>
        </text:list-item>
        <text:list-item>
          <text:p text:style-name="P7"><text:span text:style-name="T5">Schriften</text:span></text:p>
        </text:list-item>
        <text:list-item>
          <text:p text:style-name="P7"><text:span text:style-name="T5">Maskottchen</text:span></text:p>
        </text:list-item>
        <text:list-item>
          <text:p text:style-name="P7"><text:span text:style-name="T5">Namen</text:span></text:p>
        </text:list-item>
        <text:list-item>
          <text:p text:style-name="P7"><text:span text:style-name="T5">Farben</text:span></text:p>
        </text:list-item>
        <text:list-item>
          <text:p text:style-name="P7"><text:span text:style-name="T5">u.v.m.</text:span></text:p>
        </text:list-item>
      </text:list>
      <text:p text:style-name="Standard"><text:span text:style-name="T5"/></text:p>
      <text:p text:style-name="Standard"><text:span text:style-name="T5">Die hier im Dokument verwendeten Sachen sind als Platzhalter und Erklärungs­grundlage zu verstehen und sollten auf kennen Fall als “gottgegebene Vorgabe” gesehen werden. </text:span></text:p>
      <text:p text:style-name="P3"/>
      <text:p text:style-name="P3">In diesem Dokument werde ich die von mir erstellten “Werke” verwenden, weil ich die halt hier in entsprechender Form vorliegen habe. Gerne sollten die Elemente durch entsprechende “Werke” anderer Beteiligter ersetzt werden um eine mögliche Missstimmung zu vermeiden.</text:p>
      <text:p text:style-name="P3"/>
      <text:p text:style-name="P3">Mein „denglisch“ bitte ich zu entschuldigen – die Schulzeit habe ich schon lange hinter mir. Gerne darf dieses Werk korrigiert und ergänzt werden.</text:p>
      <text:p text:style-name="P3"/>
      <text:p text:style-name="P3">Die im Text verwendeten Elemente sollte selbstverständlich nach endgültiger Festlegung des CI + Artwork wie Logo etc. durch die tatsächlich dann beschlossenen Werke ersetzt werden, aber das versteht sich ja von selbst.</text:p>
      <text:p text:style-name="P3"/>
      <text:p text:style-name="P3">Alex W. <text:s/>&lt;xweber&gt;</text:p>
      <text:h text:style-name="P11" text:outline-level="2">Official and non-official</text:h>
      <text:p text:style-name="Text_20_body">First of all there should be a dis­tinction of official and non-official and even more <text:s/>“official non compliant” rules. Official means all media that are given from the project to the rest of the world representing the project itself. This does not cover release (product) depended artwork like wallpapers etc. This is the “official non compliant” part. Non-official is the usage of siduction of people, that not belong directly to the siduction project like language depended native support forums etc. They may use their own color sets, but when re-using e.g. the siduction logo, they should follow the guidelines described in this document.</text:p>
      <text:h text:style-name="Heading_20_2" text:outline-level="2">Brand philosophy</text:h>
      <text:p text:style-name="Text_20_body">The corporate brand is most important for recognition of the siduction project. Since its directly visible to the user or even guests, the interpretation of the seen will influence the feeling of that very person. So here are the claims that should result from the offical and non-offical artwork:</text:p>
      <text:list xml:id="list1788127828" text:style-name="L1">
        <text:list-item>
          <text:p text:style-name="P12">understatement</text:p>
        </text:list-item>
        <text:list-item>
          <text:p text:style-name="P12">cool</text:p>
        </text:list-item>
        <text:list-item>
          <text:p text:style-name="P12">fresh</text:p>
        </text:list-item>
        <text:list-item>
          <text:p text:style-name="P12">reliable</text:p>
        </text:list-item>
      </text:list>
      <text:p text:style-name="Text_20_body">The definitions described in this document will give you a summary of the “do's and don'ts” when creating stuff for or around the siduction project.</text:p>
      <text:h text:style-name="Heading_20_2" text:outline-level="2">Material</text:h>
      <text:p text:style-name="Text_20_body">The siduction project will offer you media for logo, slogans, templates for libreoffice for downloads on the official website.</text:p>
      <text:h text:style-name="Heading_20_2" text:outline-level="2">License</text:h>
      <text:p text:style-name="Text_20_body">The complete artwork of the siduction project must be under one of the following license to guarantee the freedom of usage:</text:p>
      <text:list xml:id="list1495845766" text:style-name="L5">
        <text:list-item>
          <text:p text:style-name="P15">license 1</text:p>
        </text:list-item>
        <text:list-item>
          <text:p text:style-name="P15">license 2</text:p>
        </text:list-item>
        <text:list-item>
          <text:p text:style-name="P15">license 3</text:p>
        </text:list-item>
      </text:list>
      <text:h text:style-name="Heading_20_2" text:outline-level="2">Name</text:h>
      <text:p text:style-name="Text_20_body">This projects name is “siduction”. The idea behind the name is …. </text:p>
      <text:p text:style-name="Text_20_body">The name must be kept in one piece written in a single word. All letters must be lowercase. Do not split the name in parts like sid-uction or highlight parts of it (<text:span text:style-name="T3">sid</text:span>uction) or use different scale (SIDuction, sidUCTION, sid<text:span text:style-name="T1">uction</text:span>) when using the name in official or non-official manner.</text:p>
      <text:h text:style-name="Heading_20_2" text:outline-level="2">Slogans</text:h>
      <text:p text:style-name="Text_20_body">Every release will have its own slogan. The slogan will be used for file and packages names like this: </text:p>
      <text:p text:style-name="P13">siduction-[contentname]-(releasename)</text:p>
      <text:p text:style-name="Text_20_body">Release depended artwork may be free following the slogan of that release. e.g. if the slogan is “yellow submarine” the colors will belong to that slogan like yellow, blue sea and so on. It would not make sense to use a “Lord of the rings alike background” as wallpaper for <text:span text:style-name="T4">that</text:span> release, even its cool looking. However, to get some kind of recognition, the wallpaper etc should contain the official logo “as a watermark”.</text:p>
      <text:p text:style-name="Text_20_body">The current slogan will not reflect the official artwork on e.g. website, papers, presentation. In this case the basic official branding is used. This means that there is no new website-<text:soft-page-break/>design for every release. The user should have a continuous feel on visiting the official website(s) – this should reflect the “reliable” claim of the philosophy.. </text:p>
      <text:p text:style-name="Text_20_body">The slogan will follow a simple rule: they are all names of music titles.</text:p>
      <text:p text:style-name="Text_20_body">The next slogan is selected by the team. If you have a cool idea for one of the next release name, please <text:s/>let us know.</text:p>
      <text:h text:style-name="Heading_20_2" text:outline-level="2">Logo</text:h>
      <text:p text:style-name="Text_20_body">The Logo is ...</text:p>
      <text:h text:style-name="Heading_20_2" text:outline-level="2">Symbol</text:h>
      <text:p text:style-name="Text_20_body">The symbol is …</text:p>
      <text:h text:style-name="Heading_20_2" text:outline-level="2">Mascot</text:h>
      <text:p text:style-name="P14">The mascot looks like this and its name is “sid”. Since the distribution is based on debian sid and the debian used the name from a character in the movie “Toy Story”. Sid is the guy that breaks the toys. One of the best interpretation for the name is</text:p>
      <text:p text:style-name="P14"><text:s/>“<text:span text:style-name="T3">S</text:span>oftware <text:span text:style-name="T3">I</text:span>n <text:span text:style-name="T3">D</text:span>evelopment”</text:p>
      <text:p text:style-name="P14">The siduction project offers you a svg (scalable vector graphic) with the “sid” mascot and also a 3D-blender model. </text:p>
      <text:p text:style-name="P14">When used in “official non-compliant” artwork, sid may do what the artist makes him want to do except offensive and scandalous things.</text:p>
      <text:h text:style-name="Heading_20_2" text:outline-level="2">Layout</text:h>
      <text:p text:style-name="Text_20_body">Textlayout for documentation, guide­lines, howto's do have 2 colums with a spacing of 0.4cm between the columns. The text in that columns should be in justification. </text:p>
      <text:h text:style-name="Heading_20_2" text:outline-level="2">Fonts</text:h>
      <text:p text:style-name="Text_20_body">“Bitstream Vera Sans” is the primary font for all print and PDF items.</text:p>
      <text:p text:style-name="Text_20_body">For regular text its used in the normal style. In titles its used as bold <text:s/>and for headlines also in italic.</text:p>
      <text:h text:style-name="Heading_20_3" text:outline-level="3">Documents</text:h>
      <text:p text:style-name="Text_20_body">title → <text:span text:style-name="T3">Bitstream Vera Sans</text:span></text:p>
      <text:p text:style-name="Text_20_body">header → <text:span text:style-name="T6">Bitstream Vera Sans</text:span></text:p>
      <text:p text:style-name="Text_20_body">body → Bitstream Vera Sans</text:p>
      <text:h text:style-name="Heading_20_3" text:outline-level="3">Presentations</text:h>
      <text:p text:style-name="Text_20_body">title → <text:span text:style-name="T3">Bitstream Vera Sans</text:span></text:p>
      <text:p text:style-name="Text_20_body">body → Bitstream Vera Sans</text:p>
      <text:h text:style-name="Heading_20_2" text:outline-level="2">Colors</text:h>
      <text:p text:style-name="Standard">The official color palette</text:p>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2">name</text:p>
          </table:table-cell>
          <table:table-cell table:style-name="Tabelle1.B1" office:value-type="string">
            <text:p text:style-name="P2">sample</text:p>
          </table:table-cell>
          <table:table-cell table:style-name="Tabelle1.B1" office:value-type="string">
            <text:p text:style-name="P2">CMYK<text:line-break/>(html)</text:p>
          </table:table-cell>
        </table:table-row>
        <table:table-row>
          <table:table-cell table:style-name="Tabelle1.A1" office:value-type="string">
            <text:p text:style-name="Standard">darkgray</text:p>
          </table:table-cell>
          <table:table-cell table:style-name="Tabelle1.B2" office:value-type="string">
            <text:p text:style-name="Table_20_Contents"/>
          </table:table-cell>
          <table:table-cell table:style-name="Tabelle1.B1" office:value-type="string">
            <text:p text:style-name="P1">0/0/0/68</text:p>
            <text:p text:style-name="P1">(515151)</text:p>
          </table:table-cell>
        </table:table-row>
        <table:table-row>
          <table:table-cell table:style-name="Tabelle1.A1" office:value-type="string">
            <text:p text:style-name="Standard">logo gray</text:p>
          </table:table-cell>
          <table:table-cell table:style-name="Tabelle1.B3" office:value-type="string">
            <text:p text:style-name="Table_20_Contents"/>
          </table:table-cell>
          <table:table-cell table:style-name="Tabelle1.B1" office:value-type="string">
            <text:p text:style-name="P1">14/23/0/54</text:p>
            <text:p text:style-name="P1">(655b76)</text:p>
          </table:table-cell>
        </table:table-row>
        <table:table-row>
          <table:table-cell table:style-name="Tabelle1.A1" office:value-type="string">
            <text:p text:style-name="Standard">violet</text:p>
          </table:table-cell>
          <table:table-cell table:style-name="Tabelle1.B4" office:value-type="string">
            <text:p text:style-name="Table_20_Contents"/>
          </table:table-cell>
          <table:table-cell table:style-name="Tabelle1.B1" office:value-type="string">
            <text:p text:style-name="P1">60/100/0/0</text:p>
            <text:p text:style-name="P1">(6600ff)</text:p>
          </table:table-cell>
        </table:table-row>
        <table:table-row>
          <table:table-cell table:style-name="Tabelle1.A1" office:value-type="string">
            <text:p text:style-name="Standard">alternative 1</text:p>
          </table:table-cell>
          <table:table-cell table:style-name="Tabelle1.B5" office:value-type="string">
            <text:p text:style-name="Table_20_Contents"/>
          </table:table-cell>
          <table:table-cell table:style-name="Tabelle1.B1" office:value-type="string">
            <text:p text:style-name="P1">93/59/62/6</text:p>
            <text:p text:style-name="P1">(11635a)</text:p>
          </table:table-cell>
        </table:table-row>
        <table:table-row>
          <table:table-cell table:style-name="Tabelle1.A1" office:value-type="string">
            <text:p text:style-name="Standard">alternative 2</text:p>
          </table:table-cell>
          <table:table-cell table:style-name="Tabelle1.B6" office:value-type="string">
            <text:p text:style-name="Table_20_Contents"/>
          </table:table-cell>
          <table:table-cell table:style-name="Tabelle1.B1" office:value-type="string">
            <text:p text:style-name="P1">0/59/62/6</text:p>
            <text:p text:style-name="P1">(ef635a)</text:p>
          </table:table-cell>
        </table:table-row>
        <table:table-row>
          <table:table-cell table:style-name="Tabelle1.A1" office:value-type="string">
            <text:p text:style-name="Standard">contrast</text:p>
          </table:table-cell>
          <table:table-cell table:style-name="Tabelle1.B7" office:value-type="string">
            <text:p text:style-name="Table_20_Contents"/>
          </table:table-cell>
          <table:table-cell table:style-name="Tabelle1.B1" office:value-type="string">
            <text:p text:style-name="P1">0/19/62/6</text:p>
            <text:p text:style-name="P1">(efc25a)</text:p>
          </table:table-cell>
        </table:table-row>
        <table:table-row>
          <table:table-cell table:style-name="Tabelle1.A1" office:value-type="string">
            <text:p text:style-name="Standard">Background</text:p>
          </table:table-cell>
          <table:table-cell table:style-name="Tabelle1.B8" office:value-type="string">
            <text:p text:style-name="Table_20_Contents"/>
          </table:table-cell>
          <table:table-cell table:style-name="Tabelle1.B1" office:value-type="string">
            <text:p text:style-name="P1">0/0/0/10</text:p>
            <text:p text:style-name="P1">(e5e5e5)</text:p>
          </table:table-cell>
        </table:table-row>
        <table:table-row>
          <table:table-cell table:style-name="Tabelle1.A1" office:value-type="string">
            <text:p text:style-name="Standard">b/w gray 1</text:p>
          </table:table-cell>
          <table:table-cell table:style-name="Tabelle1.B9" office:value-type="string">
            <text:p text:style-name="Table_20_Contents"/>
          </table:table-cell>
          <table:table-cell table:style-name="Tabelle1.B1" office:value-type="string">
            <text:p text:style-name="P1">0/0/0/50</text:p>
            <text:p text:style-name="P1">(808080)</text:p>
          </table:table-cell>
        </table:table-row>
        <table:table-row>
          <table:table-cell table:style-name="Tabelle1.A10" office:value-type="string">
            <text:p text:style-name="Standard">b/w gray 2</text:p>
          </table:table-cell>
          <table:table-cell table:style-name="Tabelle1.B10" office:value-type="string">
            <text:p text:style-name="Table_20_Contents"/>
          </table:table-cell>
          <table:table-cell table:style-name="Tabelle1.C10" office:value-type="string">
            <text:p text:style-name="P1">0/0/0/30</text:p>
            <text:p text:style-name="P1">(b3b3b3)</text:p>
          </table:table-cell>
        </table:table-row>
      </table:table>
      <text:h text:style-name="Heading_20_2" text:outline-level="2"><text:soft-page-break/>Official and non-official use of the logo and symbol</text:h>
      <text:p text:style-name="Text_20_body">The logo must be used as is without any extra effect like drop shadows, glowing, rotation, reflection, outline etc. There must not be any other objects like text or symbols that overlap the logo (e.g. language flags for local support sites). </text:p>
      <text:h text:style-name="Heading_20_2" text:outline-level="2">Better ones</text:h>
      <text:p text:style-name="Text_20_body">The better beats the good – so if you have a better idea for any of this points, you are welcome to give your proposal to the siduction project. But before you introduce your idea, please consider the following basic rules.</text:p>
      <text:h text:style-name="Heading_20_3" text:outline-level="3">Logo</text:h>
      <text:p text:style-name="Text_20_body">Its quite simple – a logo must work. If anybody sees your logo he or she should remember. So let's do some super-eye-candy stuff you will remember – but wait a second. Only eye-candy is not what a good logo should depend on. Think about the poor artist, that want to use the logo in their artwork. Wrong usage of the common eye-candy techniques will narrow the possibilities.</text:p>
      <text:p text:style-name="Text_20_body">Examples:</text:p>
      <text:p text:style-name="Text_20_body">Drop shadow</text:p>
      <text:p text:style-name="Text_20_body">Reflection</text:p>
      <text:p text:style-name="Text_20_body">Rotation</text:p>
      <text:p text:style-name="Text_20_body">Also think about where the logo will be used: on almost every media – so will a cool color-morphing still work when its printed or does it need the freshness of the colors from PC-Monitor? Can it be reproduced for a exhibition stand? Will a reflection still work? Is the logo still readable when its shrinked to fit other logo's for a magazine review?</text:p>
      <text:p text:style-name="Text_20_body">So here is a simple rule to follow: KISS <text:s text:c="2"/>- Keep it simple and stupid. Every eye-candy stuff is good for wallpapers and website-designs. But those are based on a simple and clear logo. Then other artists can play with it in many ways. Maybe its the used font of the logo or a symbol that the reader will let remember – but not an effect!</text:p>
      <text:p text:style-name="Text_20_body">However the logo may look alike – it should be readable on the first time. </text:p>
      <text:h text:style-name="Heading_20_3" text:outline-level="3">Font</text:h>
      <text:p text:style-name="Text_20_body">The font of a logo can be a vital part. You have two choices: use a common font serif or sanserif and let a symbol the do the work (recognition) or have a special font that you want forget.</text:p>
      <text:p text:style-name="Text_20_body">Example</text:p>
      <text:p text:style-name="Text_20_body">simple Font</text:p>
      <text:p text:style-name="Text_20_body"/>
      <text:p text:style-name="Text_20_body">...is it from Spiegel, Google, Mercedes?</text:p>
      <text:p text:style-name="Text_20_body"/>
      <text:p text:style-name="Text_20_body">special Font</text:p>
      <text:p text:style-name="Text_20_body"/>
      <text:p text:style-name="Text_20_body">… I think you will get it on the first time to whom this one belongs to.</text:p>
      <text:p text:style-name="Text_20_body">On selecting the font please remember the claims for siduction philosophy. A good looking historic gothic alike font will not fit to the claims. Also a handwriting fonts of kids can be a good choice. They may be unique – but not for siduction claims.</text:p>
      <text:p text:style-name="Text_20_body">Using too simple fonts like the well known “Times Roman” or “Arial” implies to have that ones with one special for recognition. Maybe one letter is a bit of order? Or using one different color for every letter (hello to google)? Is it still “unique” enough?</text:p>
      <text:p text:style-name="Text_20_body">Using special fonts should fulfill one rule: It must be still readable. For <text:soft-page-break/>some fonts you must read it twice to get the word – this may be no good choice for a logo.</text:p>
      <text:p text:style-name="Text_20_body">Colors</text:p>
      <text:p text:style-name="Text_20_body">Again KISS: the colors should match the claims. Offending colors may be good for recognition, but not for understatement (one of the claims). Cool (another claim) looking does not mean only cool and light colors. Maybe one color and the rest in black/white/gray (also colors). Less is more.</text:p>
      <text:p text:style-name="Text_20_body">Media</text:p>
      <text:p text:style-name="Text_20_body">Remember: you proposal should fit for many media, like website-design, wallpapers, printed media, booth, buisness-cards, presentations. Also it should fit to many sizes from small to huge and finaly from full color palette to simple black&amp;white. Nobody wants to have a big grayish dirty bulb on top <text:s/>of a piece of paper.</text:p>
      <text:p text:style-name="Text_20_body">If you can still use your proposal lets go and send it to the siduction team!</text:p>
      <text:p text:style-name="Text_20_body"/>
      <text:h text:style-name="Heading_20_2" text:outline-level="2"/>
      <text:p text:style-name="Text_20_body"/>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Bitstream Vera Sans" svg:font-family="'Bitstream Vera Sans'" style:font-adornments="Roman" style:font-family-generic="swiss"/>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Fett" style:font-family-generic="swiss" style:font-pitch="variable"/>
    <style:font-face style:name="Bitstream Vera Sans2" svg:font-family="'Bitstream Vera Sans'" style:font-adornments="Roman"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Bitstream Vera Sans2"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true"/>
      <style:text-properties fo:color="#333333"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Bitstream Vera Sans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333333" style:font-name="Bitstream Vera Sans4" fo:font-size="14pt" fo:font-style="obliqu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style:font-name="Bitstream Vera Sans"/>
    </style:style>
    <style:style style:name="MT2" style:family="text">
      <style:text-properties fo:color="#b2b2b2" style:font-name="Bitstream Vera Sans"/>
    </style:style>
    <style:style style:name="MT3" style:family="text">
      <style:text-properties fo:color="#b2b2b2"/>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2" fo:column-gap="0.399cm">
          <style:column style:rel-width="4818*" fo:start-indent="0cm" fo:end-indent="0.199cm"/>
          <style:column style:rel-width="4820*"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text:page-number text:select-page="current">6</text:page-number></text:span><text:span text:style-name="MT1">-<text:tab/></text:span><text:span text:style-name="MT2">©</text:span><text:span text:style-name="MT3"> siduction 2011</text:span></text:p>
      </style:footer>
    </style:master-page>
    <style:master-page style:name="First_20_Page" style:display-name="First Page" style:page-layout-name="Mpm2" style:next-style-name="Standard"/>
    <style:master-page style:name="HTML"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5T11:00:11</meta:creation-date>
    <dc:date>2011-08-25T16:42:53</dc:date>
    <meta:editing-duration>PT5H26M1S</meta:editing-duration>
    <meta:editing-cycles>53</meta:editing-cycles>
    <meta:generator>LibreOffice/3.3$Linux LibreOffice_project/330m19$Build-401</meta:generator>
    <meta:document-statistic meta:table-count="1" meta:image-count="0" meta:object-count="0" meta:page-count="6" meta:paragraph-count="130" meta:word-count="1595" meta:character-count="9343"/>
  </office:meta>
</office:document-meta>
</file>